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AwareCacheImpl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AwareCacheImpl.parameterize(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ventAwareCacheImpl.processEvent( Event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ventAwareCacheImpl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ventAwareCacheImpl.handleEventValidity( EventValidity val ,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AwareCacheImp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AwareCacheImpl.remove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AwareCacheImpl.store( Serializable key , Cached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AwareCacheImpl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AwareCacheImpl.handleAggregatedValidity( AbstractAggregatedValidity val ,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AwareCacheImpl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AwareCache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AwareCacheImpl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AwareCacheImpl.verifyEventCach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ventAwareCacheImpl.examineValidity( SourceValidity val , Serializable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